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0BA414F9F7956298CAF.png" manifest:media-type="image/png"/>
  <manifest:file-entry manifest:full-path="Pictures/1000020100000107000000BF790FAB691EDFB49B.png" manifest:media-type="image/png"/>
  <manifest:file-entry manifest:full-path="Pictures/1000020100000200000001804AC057A0E3E40DC3.png" manifest:media-type="image/png"/>
  <manifest:file-entry manifest:full-path="Pictures/1000020100000320000003203F329BC32EB37E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01cm, 0cm, 0.431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2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standard">
      <style:graphic-properties draw:stroke="none" svg:stroke-color="#000000" draw:fill="solid" draw:fill-color="#3399ff" fo:min-height="1.8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18pt" style:font-size-complex="18pt"/>
    </style:style>
    <style:style style:name="P3" style:family="paragraph">
      <loext:graphic-properties draw:fill="none" draw:fill-color="#ffffff"/>
      <style:text-properties fo:font-size="36pt" style:font-size-asian="18pt" style:font-size-complex="18pt"/>
    </style:style>
    <style:style style:name="P4" style:family="paragraph">
      <loext:graphic-properties draw:fill="solid" draw:fill-color="#3399ff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3.399cm" svg:x="-3.8cm" svg:y="5.201cm">
          <draw:image xlink:href="Pictures/1000020100000320000003203F329BC32EB37E90.png" xlink:type="simple" xlink:show="embed" xlink:actuate="onLoad">
            <text:p/>
          </draw:image>
        </draw:frame>
        <draw:frame draw:style-name="gr2" draw:text-style-name="P1" draw:layer="layout" svg:width="15.4cm" svg:height="11.183cm" svg:x="13.6cm" svg:y="15.935cm">
          <draw:image xlink:href="Pictures/1000020100000107000000BF790FAB691EDFB49B.png" xlink:type="simple" xlink:show="embed" xlink:actuate="onLoad">
            <text:p/>
          </draw:image>
        </draw:frame>
        <draw:frame draw:style-name="gr3" draw:text-style-name="P1" draw:layer="layout" svg:width="18.003cm" svg:height="11.475cm" svg:x="-3.803cm" svg:y="15.725cm">
          <draw:image xlink:href="Pictures/1000020100000200000001804AC057A0E3E40DC3.png" xlink:type="simple" xlink:show="embed" xlink:actuate="onLoad">
            <text:p/>
          </draw:image>
        </draw:frame>
        <draw:frame draw:style-name="gr2" draw:text-style-name="P1" draw:layer="layout" svg:width="15.862cm" svg:height="10.886cm" svg:x="13.138cm" svg:y="5.214cm">
          <draw:image xlink:href="Pictures/100002010000010F000000BA414F9F7956298CAF.png" xlink:type="simple" xlink:show="embed" xlink:actuate="onLoad">
            <text:p/>
          </draw:image>
        </draw:frame>
        <draw:frame draw:style-name="gr4" draw:text-style-name="P3" draw:layer="layout" svg:width="2.6cm" svg:height="2.1cm" svg:x="-3.5cm" svg:y="5.5cm">
          <draw:text-box>
            <text:p text:style-name="P2"><text:span text:style-name="T1">a)</text:span></text:p>
          </draw:text-box>
        </draw:frame>
        <draw:frame draw:style-name="gr4" draw:text-style-name="P3" draw:layer="layout" svg:width="2.6cm" svg:height="2.1cm" svg:x="13.3cm" svg:y="5.4cm">
          <draw:text-box>
            <text:p text:style-name="P2"><text:span text:style-name="T1">b)</text:span></text:p>
          </draw:text-box>
        </draw:frame>
        <draw:frame draw:style-name="gr4" draw:text-style-name="P3" draw:layer="layout" svg:width="2.6cm" svg:height="2.1cm" svg:x="-3.5cm" svg:y="24.8cm">
          <draw:text-box>
            <text:p text:style-name="P2"><text:span text:style-name="T1">c)</text:span></text:p>
          </draw:text-box>
        </draw:frame>
        <draw:frame draw:style-name="gr5" draw:text-style-name="P4" draw:layer="layout" svg:width="1.7cm" svg:height="2.14cm" svg:x="14.1cm" svg:y="25cm">
          <draw:text-box>
            <text:p text:style-name="P2"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5T23:27:31.611179410</meta:creation-date>
    <dc:date>2021-06-25T23:54:26.620886529</dc:date>
    <meta:editing-duration>PT6M24S</meta:editing-duration>
    <meta:editing-cycles>1</meta:editing-cycles>
    <meta:document-statistic meta:object-count="8"/>
    <meta:generator>LibreOffice/5.1.6.2$Linux_X86_64 LibreOffice_project/10m0$Build-2</meta:generator>
  </office:meta>
</office:document-meta>
</file>